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oh... th-this is quite bad...)</text:p>
          </table:table-cell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 office:value-type="string">
            <text:p>(I am really rather... desperate...)</text:p>
          </table:table-cell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 office:value-type="string">
            <text:p>(I do not expect to find any lavatories
inside this palace...)</text:p>
          </table:table-cell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 office:value-type="string">
            <text:p>(And yet, I can hardly return home after
so stubbornly insisting to enter inside...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r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 office:value-type="string">
            <text:p>(Hah! This will not do! I have come here
for the country's sake, have I not?!)</text:p>
          </table:table-cell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 office:value-type="string">
            <text:p>(This is no time for whining. I simply must
focus on my charge...!)</text:p>
          </table:table-cell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 office:value-type="string">
            <text:p>W-Well? Have you discovered anything?</text:p>
          </table:table-cell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 office:value-type="string">
            <text:p>Aide
“Your Highness! There is a mysterious script
engraved on this pillar, but as to what
it means...”</text:p>
          </table:table-cell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Characters on this pillar... is it...</text:p>
          </table:table-cell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 office:value-type="string">
            <text:p>...I am afraid my guess is as good as yours...</text:p>
          </table:table-cell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 office:value-type="string">
            <text:p>Aide
“Certainly, countless scholars have come
here, and none have been able to decipher
them...”</text:p>
          </table:table-cell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uld not presume to think we can simply
solve a riddle that has confounded so many
academics prior.</text:p>
          </table:table-cell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 office:value-type="string">
            <text:p>Now, perhaps it is time we moved onto
another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